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Allow multiple document instances.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item>
          <text:p text:style-name="P9">Serialise documents.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5T13:13:53.54</dc:date>
    <dc:creator>Leif Goodwin</dc:creator>
    <meta:editing-duration>P23DT17H14M25S</meta:editing-duration>
    <meta:editing-cycles>89</meta:editing-cycles>
    <meta:generator>OpenOffice/4.1.7$Win32 OpenOffice.org_project/417m1$Build-9800</meta:generator>
    <meta:document-statistic meta:table-count="0" meta:image-count="0" meta:object-count="0" meta:page-count="4" meta:paragraph-count="104" meta:word-count="1006" meta:character-count="6227"/>
  </office:meta>
</office:document-meta>
</file>